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68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72cm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6.3cm" svg:y1="11.2cm" svg:x2="13.5cm" svg:y2="11.2cm">
          <text:p/>
        </draw:line>
        <draw:custom-shape draw:style-name="gr3" draw:text-style-name="P2" draw:layer="layout" svg:width="1cm" svg:height="1cm" svg:x="6.7cm" svg:y="9.4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18cm" svg:height="1.675cm" svg:x="7.82cm" svg:y="9.437cm">
          <draw:text-box>
            <text:p text:style-name="P1">Generate code</text:p>
            <text:p text:style-name="P1">(Batch)</text:p>
          </draw:text-box>
        </draw:frame>
        <draw:line draw:style-name="gr5" draw:text-style-name="P1" draw:layer="layout" svg:x1="15.5cm" svg:y1="12.2cm" svg:x2="15.5cm" svg:y2="14.5cm">
          <text:p/>
        </draw:line>
        <draw:custom-shape draw:style-name="gr3" draw:text-style-name="P2" draw:layer="layout" svg:width="1cm" svg:height="1cm" svg:x="11.2cm" svg:y="12.7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05cm" svg:height="0.963cm" svg:x="12.3cm" svg:y="12.737cm">
          <draw:text-box>
            <text:p text:style-name="P1">Edit Code</text:p>
          </draw:text-box>
        </draw:frame>
        <draw:line draw:style-name="gr5" draw:text-style-name="P1" draw:layer="layout" svg:x1="13.5cm" svg:y1="15.5cm" svg:x2="5.5cm" svg:y2="12cm">
          <text:p/>
        </draw:line>
        <draw:custom-shape draw:style-name="gr3" draw:text-style-name="P2" draw:layer="layout" svg:width="1cm" svg:height="1cm" svg:x="4.3cm" svg:y="14.7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6.772cm" svg:height="0.963cm" svg:x="5.638cm" svg:y="14.737cm">
          <draw:text-box>
            <text:p text:style-name="P1">Reverse Code (Batch)</text:p>
          </draw:text-box>
        </draw:frame>
        <draw:custom-shape draw:style-name="gr8" draw:text-style-name="P2" draw:layer="layout" svg:width="3.354cm" svg:height="2cm" svg:x="13.501cm" svg:y="10.301cm">
          <text:p text:style-name="P1"><text:span text:style-name="T1">Generate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draw:layer="layout" svg:width="3.354cm" svg:height="2cm" svg:x="13.502cm" svg:y="14.502cm">
          <text:p text:style-name="P1"><text:span text:style-name="T1">Edited</text:span></text:p>
          <text:p text:style-name="P1"><text:span text:style-name="T1">Cod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9M25S</meta:editing-duration>
    <meta:editing-cycles>15</meta:editing-cycles>
    <meta:generator>OpenOffice/4.1.2$Win32 OpenOffice.org_project/412m3$Build-9782</meta:generator>
    <dc:date>2016-04-26T17:03:42.81</dc:date>
    <dc:creator>Shuai Li</dc:creator>
    <meta:document-statistic meta:object-count="12"/>
  </office:meta>
</office:document-meta>
</file>